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f50" officeooo:paragraph-rsid="00148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12:34.962495130</meta:creation-date>
    <dc:date>2021-04-11T15:13:31.973159819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